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" style:parent-style-name="Normal" style:list-style-name="LFO11" style:family="paragraph">
      <style:paragraph-properties fo:margin-top="0.0694in" fo:margin-bottom="0.0694in" fo:line-height="100%"/>
    </style:style>
    <style:style style:name="T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" style:parent-style-name="Normal" style:list-style-name="LFO11" style:family="paragraph">
      <style:paragraph-properties fo:margin-top="0.0694in" fo:margin-bottom="0.0694in" fo:line-height="100%"/>
    </style:style>
    <style:style style:name="T1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6" style:parent-style-name="Normal" style:list-style-name="LFO11" style:family="paragraph">
      <style:paragraph-properties fo:margin-top="0.0694in" fo:margin-bottom="0.0694in" fo:line-height="100%"/>
    </style:style>
    <style:style style:name="T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3" style:parent-style-name="Normal" style:list-style-name="LFO11" style:family="paragraph">
      <style:paragraph-properties fo:margin-top="0.0694in" fo:margin-bottom="0.0694in" fo:line-height="100%"/>
    </style:style>
    <style:style style:name="T3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2" style:parent-style-name="Normal" style:list-style-name="LFO12" style:family="paragraph">
      <style:paragraph-properties fo:margin-top="0.0694in" fo:margin-bottom="0.0694in" fo:line-height="100%"/>
    </style:style>
    <style:style style:name="T4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5" style:parent-style-name="Normal" style:list-style-name="LFO12" style:family="paragraph">
      <style:paragraph-properties fo:margin-top="0.0694in" fo:margin-bottom="0.0694in" fo:line-height="100%"/>
    </style:style>
    <style:style style:name="T4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7" style:parent-style-name="Normal" style:list-style-name="LFO12" style:family="paragraph">
      <style:paragraph-properties fo:margin-top="0.0694in" fo:margin-bottom="0.0694in" fo:line-height="100%"/>
    </style:style>
    <style:style style:name="T4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3" style:parent-style-name="Normal" style:list-style-name="LFO12" style:family="paragraph">
      <style:paragraph-properties fo:margin-top="0.0694in" fo:margin-bottom="0.0694in" fo:line-height="100%"/>
    </style:style>
    <style:style style:name="T5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3" style:parent-style-name="Normal" style:list-style-name="LFO12" style:family="paragraph">
      <style:paragraph-properties fo:margin-top="0.0694in" fo:margin-bottom="0.0694in" fo:line-height="100%"/>
    </style:style>
    <style:style style:name="T6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</style:style>
    <style:style style:name="T71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7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6" style:parent-style-name="Normal" style:list-style-name="LFO13" style:family="paragraph">
      <style:paragraph-properties fo:margin-top="0.0694in" fo:margin-bottom="0.0694in" fo:line-height="100%"/>
    </style:style>
    <style:style style:name="T7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7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9" style:parent-style-name="Normal" style:list-style-name="LFO13" style:family="paragraph">
      <style:paragraph-properties fo:margin-top="0.0694in" fo:margin-bottom="0.0694in" fo:line-height="100%"/>
    </style:style>
    <style:style style:name="T8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7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8" style:parent-style-name="Normal" style:family="paragraph">
      <style:paragraph-properties fo:margin-top="0.0694in" fo:margin-bottom="0.0694in" fo:line-height="100%"/>
    </style:style>
    <style:style style:name="T8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0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1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4" style:parent-style-name="Normal" style:list-style-name="LFO7" style:family="paragraph">
      <style:paragraph-properties fo:margin-top="0.0694in" fo:margin-bottom="0.0694in" fo:line-height="100%"/>
    </style:style>
    <style:style style:name="T9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7" style:parent-style-name="Normal" style:list-style-name="LFO7" style:family="paragraph">
      <style:paragraph-properties fo:margin-top="0.0694in" fo:margin-bottom="0.0694in" fo:line-height="100%"/>
    </style:style>
    <style:style style:name="T9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9" style:parent-style-name="Normal" style:list-style-name="LFO7" style:family="paragraph">
      <style:paragraph-properties fo:margin-top="0.0694in" fo:margin-bottom="0.0694in" fo:line-height="100%"/>
    </style:style>
    <style:style style:name="T10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0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0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0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05" style:parent-style-name="Normal" style:list-style-name="LFO7" style:family="paragraph">
      <style:paragraph-properties fo:margin-top="0.0694in" fo:margin-bottom="0.0694in" fo:line-height="100%"/>
    </style:style>
    <style:style style:name="T10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15" style:parent-style-name="Normal" style:list-style-name="LFO7" style:family="paragraph">
      <style:paragraph-properties fo:margin-top="0.0694in" fo:margin-bottom="0.0694in" fo:line-height="100%"/>
    </style:style>
    <style:style style:name="T11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1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1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</style:style>
    <style:style style:name="T12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2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2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2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27" style:parent-style-name="Normal" style:list-style-name="LFO7" style:family="paragraph">
      <style:paragraph-properties fo:margin-top="0.0694in" fo:margin-bottom="0.0694in" fo:line-height="100%"/>
    </style:style>
    <style:style style:name="T12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3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3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</style:style>
    <style:style style:name="T14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41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4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45" style:parent-style-name="Normal" style:list-style-name="LFO8" style:family="paragraph">
      <style:paragraph-properties fo:margin-top="0.0694in" fo:margin-bottom="0.0694in" fo:line-height="100%"/>
    </style:style>
    <style:style style:name="T14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4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8" style:parent-style-name="Normal" style:list-style-name="LFO8" style:family="paragraph">
      <style:paragraph-properties fo:margin-top="0.0694in" fo:margin-bottom="0.0694in" fo:line-height="100%"/>
    </style:style>
    <style:style style:name="T14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50" style:parent-style-name="Normal" style:list-style-name="LFO8" style:family="paragraph">
      <style:paragraph-properties fo:margin-top="0.0694in" fo:margin-bottom="0.0694in" fo:line-height="100%"/>
    </style:style>
    <style:style style:name="T15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5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5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5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57" style:parent-style-name="Normal" style:list-style-name="LFO8" style:family="paragraph">
      <style:paragraph-properties fo:margin-top="0.0694in" fo:margin-bottom="0.0694in" fo:line-height="100%"/>
    </style:style>
    <style:style style:name="T15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5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6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6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</style:style>
    <style:style style:name="T17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7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<text:span text:style-name="T2">Noter til "GoF Template Method, GoF Strategy"</text:span></text:p>
      <text:p text:style-name="P3"><text:span text:style-name="T4">2. Agenda</text:span></text:p>
      <text:list text:style-name="LFO10" text:continue-numbering="true">
        <text:list-item>
          <text:p text:style-name="P5">GoF Template Method</text:p>
        </text:list-item>
        <text:list-item>
          <text:p text:style-name="P6">GoF Strategy</text:p>
        </text:list-item>
        <text:list-item>
          <text:p text:style-name="P7">Sammenligning</text:p>
        </text:list-item>
        <text:list-item>
          <text:p text:style-name="P8">Laboratorieøvelse: “SuperSorter”</text:p>
        </text:list-item>
      </text:list>
      <text:p text:style-name="P9"><text:span text:style-name="T10">3. GoF Template Method</text:span></text:p>
      <text:list text:style-name="LFO11" text:continue-numbering="true">
        <text:list-item>
          <text:p text:style-name="P11"><text:span text:style-name="T12">Intent:</text:span><text:span text:style-name="T13"><text:s/>Definer skellettet af en algoritme i en operation, idet nogle trin udskydes til underklasser.</text:span></text:p>
        </text:list-item>
        <text:list-item>
          <text:p text:style-name="P14"><text:span text:style-name="T15">Struktur:</text:span></text:p>
          <text:list text:continue-numbering="true">
            <text:list-item>
              <text:p text:style-name="P16"><text:span text:style-name="T17">AbstractClass:</text:span></text:p>
            </text:list-item>
          </text:list>
        </text:list-item>
      </text:list>
      <text:p text:style-name="P18">class AbstractClass {</text:p>
      <text:p text:style-name="P19">public:</text:p>
      <text:p text:style-name="P20"><text:s text:c="4"/>void TemplateMethod() {</text:p>
      <text:p text:style-name="P21"><text:s text:c="8"/>MethodX();</text:p>
      <text:p text:style-name="P22"><text:s text:c="8"/>MethodA();</text:p>
      <text:p text:style-name="P23"><text:s text:c="8"/>MethodB();</text:p>
      <text:p text:style-name="P24"><text:s text:c="8"/>MethodY();</text:p>
      <text:p text:style-name="P25"><text:s text:c="4"/>}</text:p>
      <text:p text:style-name="P26">protected:</text:p>
      <text:p text:style-name="P27"><text:s text:c="4"/>virtual void MethodA() = 0;</text:p>
      <text:p text:style-name="P28"><text:s text:c="4"/>virtual void MethodB() = 0;</text:p>
      <text:p text:style-name="P29">private:</text:p>
      <text:p text:style-name="P30"><text:s text:c="4"/>void MethodX() { std::cout &lt;&lt; "MethodX called\n"; }</text:p>
      <text:p text:style-name="P31"><text:s text:c="4"/>void MethodY() { std::cout &lt;&lt; "MethodY called\n"; }</text:p>
      <text:p text:style-name="P32">};</text:p>
      <text:list text:style-name="LFO11" text:continue-numbering="true">
        <text:list-item>
          <text:list>
            <text:list-item>
              <text:p text:style-name="P33"><text:span text:style-name="T34">ConcreteClass:</text:span></text:p>
            </text:list-item>
          </text:list>
        </text:list-item>
      </text:list>
      <text:p text:style-name="P35">class ConcreteClass1 : public AbstractClass {</text:p>
      <text:p text:style-name="P36">protected:</text:p>
      <text:p text:style-name="P37"><text:s text:c="4"/>void MethodA() override { std::cout &lt;&lt; "ConcreteClass1 MethodA called\n"; }</text:p>
      <text:p text:style-name="P38"><text:s text:c="4"/>void MethodB() override { std::cout &lt;&lt; "ConcreteClass1 MethodB called\n"; }</text:p>
      <text:p text:style-name="P39">};</text:p>
      <text:p text:style-name="P40"><text:span text:style-name="T41">4. GoF Strategy</text:span></text:p>
      <text:list text:style-name="LFO12" text:continue-numbering="true">
        <text:list-item>
          <text:p text:style-name="P42"><text:span text:style-name="T43">Intent:</text:span><text:span text:style-name="T44"><text:s/>Definer en familie af algoritmer, kapsl hver af dem ind, og gør dem udskiftelige ved kørselstidspunkt.</text:span></text:p>
        </text:list-item>
        <text:list-item>
          <text:p text:style-name="P45"><text:span text:style-name="T46">Struktur:</text:span></text:p>
          <text:list text:continue-numbering="true">
            <text:list-item>
              <text:p text:style-name="P47"><text:span text:style-name="T48">Strategy Interface:</text:span></text:p>
            </text:list-item>
          </text:list>
        </text:list-item>
      </text:list>
      <text:p text:style-name="P49">class IStrategy {</text:p>
      <text:p text:style-name="P50">public:</text:p>
      <text:p text:style-name="P51"><text:s text:c="4"/>virtual void Execute() = 0;</text:p>
      <text:p text:style-name="P52">};</text:p>
      <text:soft-page-break/>
      <text:list text:style-name="LFO12" text:continue-numbering="true">
        <text:list-item>
          <text:list>
            <text:list-item>
              <text:p text:style-name="P53"><text:span text:style-name="T54">Concrete Strategies:</text:span></text:p>
            </text:list-item>
          </text:list>
        </text:list-item>
      </text:list>
      <text:p text:style-name="P55">class ConcreteStrategyA : public IStrategy {</text:p>
      <text:p text:style-name="P56">public:</text:p>
      <text:p text:style-name="P57"><text:s text:c="4"/>void Execute() override { std::cout &lt;&lt; "ConcreteStrategyA executed\n"; }</text:p>
      <text:p text:style-name="P58">};</text:p>
      <text:p text:style-name="P59">class ConcreteStrategyB : public IStrategy {</text:p>
      <text:p text:style-name="P60">public:</text:p>
      <text:p text:style-name="P61"><text:s text:c="4"/>void Execute() override { std::cout &lt;&lt; "ConcreteStrategyB executed\n"; }</text:p>
      <text:p text:style-name="P62">};</text:p>
      <text:list text:style-name="LFO12" text:continue-numbering="true">
        <text:list-item>
          <text:list>
            <text:list-item>
              <text:p text:style-name="P63"><text:span text:style-name="T64">Context:</text:span></text:p>
            </text:list-item>
          </text:list>
        </text:list-item>
      </text:list>
      <text:p text:style-name="P65">class Context {</text:p>
      <text:p text:style-name="P66">private:</text:p>
      <text:p text:style-name="P67"><text:s text:c="4"/>std::shared_ptr&lt;IStrategy&gt; strategy;</text:p>
      <text:p text:style-name="P68">public:</text:p>
      <text:p text:style-name="P69"><text:s text:c="4"/>void SetStrategy(std::shared_ptr&lt;IStrategy&gt; strategy) { this-&gt;strategy = strategy; }</text:p>
      <text:p text:style-name="P70"><text:span text:style-name="T71"><text:s text:c="4"/></text:span><text:span text:style-name="T72">void ExecuteStrategy() { strategy-&gt;Execute(); }</text:span></text:p>
      <text:p text:style-name="P73">};</text:p>
      <text:p text:style-name="P74"><text:span text:style-name="T75">5. Sammenligning af Template Method og Strategy</text:span></text:p>
      <text:list text:style-name="LFO13" text:continue-numbering="true">
        <text:list-item>
          <text:p text:style-name="P76"><text:span text:style-name="T77">Template Method:</text:span><text:span text:style-name="T78"><text:s/>Bruger arv, hvor adfærd er fast ved kompileringstid.</text:span></text:p>
        </text:list-item>
        <text:list-item>
          <text:p text:style-name="P79"><text:span text:style-name="T80">Strategy:</text:span><text:span text:style-name="T81"><text:s/>Bruger delegation, hvor adfærd kan ændres ved kørselstidspunkt</text:span></text:p>
        </text:list-item>
      </text:list>
      <text:p text:style-name="Normal"/>
      <text:p text:style-name="Normal"/>
      <text:p text:style-name="P82"><text:span text:style-name="T83">Noter til "GoF Factory Method, GoF Abstract Factory"</text:span></text:p>
      <text:p text:style-name="P84"><text:span text:style-name="T85">1. Introduktion til Designmønstre</text:span></text:p>
      <text:list text:style-name="LFO5" text:continue-numbering="true">
        <text:list-item>
          <text:p text:style-name="P86">Forelæser: Claudio Gomes</text:p>
        </text:list-item>
        <text:list-item>
          <text:p text:style-name="P87">Version: 1.0.2</text:p>
        </text:list-item>
      </text:list>
      <text:p text:style-name="P88"><text:span text:style-name="T89">2. Agenda</text:span></text:p>
      <text:list text:style-name="LFO6" text:continue-numbering="true">
        <text:list-item>
          <text:p text:style-name="P90">GoF Factory Method</text:p>
        </text:list-item>
        <text:list-item>
          <text:p text:style-name="P91">GoF Abstract Factory</text:p>
        </text:list-item>
      </text:list>
      <text:p text:style-name="P92"><text:span text:style-name="T93">3. GoF Factory Method</text:span></text:p>
      <text:list text:style-name="LFO7" text:continue-numbering="true">
        <text:list-item>
          <text:p text:style-name="P94"><text:span text:style-name="T95">Intent:</text:span><text:span text:style-name="T96"><text:s/>Definer en grænseflade til at skabe et objekt, men lad klasserne, der implementerer grænsefladen, bestemme, hvilket objekt der skal instantieres.</text:span></text:p>
        </text:list-item>
        <text:list-item>
          <text:p text:style-name="P97"><text:span text:style-name="T98">Struktur:</text:span></text:p>
          <text:list text:continue-numbering="true">
            <text:list-item>
              <text:p text:style-name="P99"><text:span text:style-name="T100">Product Interface:</text:span></text:p>
            </text:list-item>
          </text:list>
        </text:list-item>
      </text:list>
      <text:soft-page-break/>
      <text:p text:style-name="P101">class Product {</text:p>
      <text:p text:style-name="P102">public:</text:p>
      <text:p text:style-name="P103"><text:s text:c="4"/>virtual void Use() = 0;</text:p>
      <text:p text:style-name="P104">};</text:p>
      <text:list text:style-name="LFO7" text:continue-numbering="true">
        <text:list-item>
          <text:list>
            <text:list-item>
              <text:p text:style-name="P105"><text:span text:style-name="T106">Concrete Products:</text:span></text:p>
            </text:list-item>
          </text:list>
        </text:list-item>
      </text:list>
      <text:p text:style-name="P107">class ConcreteProductA : public Product {</text:p>
      <text:p text:style-name="P108">public:</text:p>
      <text:p text:style-name="P109"><text:s text:c="4"/>void Use() override { std::cout &lt;&lt; "Using ConcreteProductA\n"; }</text:p>
      <text:p text:style-name="P110">};</text:p>
      <text:p text:style-name="P111">class ConcreteProductB : public Product {</text:p>
      <text:p text:style-name="P112">public:</text:p>
      <text:p text:style-name="P113"><text:s text:c="4"/>void Use() override { std::cout &lt;&lt; "Using ConcreteProductB\n"; }</text:p>
      <text:p text:style-name="P114">};</text:p>
      <text:list text:style-name="LFO7" text:continue-numbering="true">
        <text:list-item>
          <text:list>
            <text:list-item>
              <text:p text:style-name="P115"><text:span text:style-name="T116">Creator:</text:span></text:p>
            </text:list-item>
          </text:list>
        </text:list-item>
      </text:list>
      <text:p text:style-name="P117">class Creator {</text:p>
      <text:p text:style-name="P118">public:</text:p>
      <text:p text:style-name="P119"><text:s text:c="4"/>virtual std::shared_ptr&lt;Product&gt; FactoryMethod() = 0;</text:p>
      <text:p text:style-name="P120"><text:s text:c="4"/>void AnOperation() {</text:p>
      <text:p text:style-name="P121"><text:s text:c="8"/>auto product = FactoryMethod();</text:p>
      <text:p text:style-name="P122"><text:span text:style-name="T123"><text:s text:c="8"/></text:span><text:span text:style-name="T124">product-&gt;Use();</text:span></text:p>
      <text:p text:style-name="P125"><text:s text:c="4"/>}</text:p>
      <text:p text:style-name="P126">};</text:p>
      <text:list text:style-name="LFO7" text:continue-numbering="true">
        <text:list-item>
          <text:list>
            <text:list-item>
              <text:p text:style-name="P127"><text:span text:style-name="T128">Concrete Creators:</text:span></text:p>
            </text:list-item>
          </text:list>
        </text:list-item>
      </text:list>
      <text:p text:style-name="P129">class ConcreteCreatorA : public Creator {</text:p>
      <text:p text:style-name="P130">public:</text:p>
      <text:p text:style-name="P131"><text:s text:c="4"/>std::shared_ptr&lt;Product&gt; FactoryMethod() override {</text:p>
      <text:p text:style-name="P132"><text:s text:c="8"/>return std::make_shared&lt;ConcreteProductA&gt;();</text:p>
      <text:p text:style-name="P133"><text:s text:c="4"/>}</text:p>
      <text:p text:style-name="P134">};</text:p>
      <text:p text:style-name="P135">class ConcreteCreatorB : public Creator {</text:p>
      <text:p text:style-name="P136">public:</text:p>
      <text:p text:style-name="P137"><text:s text:c="4"/>std::shared_ptr&lt;Product&gt; FactoryMethod() override {</text:p>
      <text:p text:style-name="P138"><text:s text:c="8"/>return std::make_shared&lt;ConcreteProductB&gt;();</text:p>
      <text:p text:style-name="P139"><text:span text:style-name="T140"><text:s text:c="4"/></text:span><text:span text:style-name="T141">}</text:span></text:p>
      <text:p text:style-name="P142">};</text:p>
      <text:p text:style-name="P143"><text:span text:style-name="T144">4. GoF Abstract Factory</text:span></text:p>
      <text:list text:style-name="LFO8" text:continue-numbering="true">
        <text:list-item>
          <text:p text:style-name="P145"><text:span text:style-name="T146">Intent:</text:span><text:span text:style-name="T147"><text:s/>Definer en grænseflade til at skabe familier af relaterede eller afhængige objekter uden at specificere deres konkrete klasser.</text:span></text:p>
        </text:list-item>
        <text:list-item>
          <text:p text:style-name="P148"><text:span text:style-name="T149">Struktur:</text:span></text:p>
          <text:list text:continue-numbering="true">
            <text:list-item>
              <text:p text:style-name="P150"><text:span text:style-name="T151">Abstract Factory:</text:span></text:p>
            </text:list-item>
          </text:list>
        </text:list-item>
      </text:list>
      <text:p text:style-name="P152">class AbstractFactory {</text:p>
      <text:p text:style-name="P153">public:</text:p>
      <text:p text:style-name="P154"><text:s text:c="4"/>virtual std::shared_ptr&lt;ProductA&gt; CreateProductA() = 0;</text:p>
      <text:p text:style-name="P155"><text:s text:c="4"/>virtual std::shared_ptr&lt;ProductB&gt; CreateProductB() = 0;</text:p>
      <text:p text:style-name="P156">};</text:p>
      <text:soft-page-break/>
      <text:list text:style-name="LFO8" text:continue-numbering="true">
        <text:list-item>
          <text:list>
            <text:list-item>
              <text:p text:style-name="P157"><text:span text:style-name="T158">Concrete Factories:</text:span></text:p>
            </text:list-item>
          </text:list>
        </text:list-item>
      </text:list>
      <text:p text:style-name="P159">class ConcreteFactory1 : public AbstractFactory {</text:p>
      <text:p text:style-name="P160">public:</text:p>
      <text:p text:style-name="P161"><text:s text:c="4"/>std::shared_ptr&lt;ProductA&gt; CreateProductA() override {</text:p>
      <text:p text:style-name="P162"><text:s text:c="8"/>return std::make_shared&lt;ConcreteProductA1&gt;();</text:p>
      <text:p text:style-name="P163"><text:s text:c="4"/>}</text:p>
      <text:p text:style-name="P164"><text:s text:c="4"/>std::shared_ptr&lt;ProductB&gt; CreateProductB() override {</text:p>
      <text:p text:style-name="P165"><text:s text:c="8"/>return std::make_shared&lt;ConcreteProductB1&gt;();</text:p>
      <text:p text:style-name="P166"><text:s text:c="4"/>}</text:p>
      <text:p text:style-name="P167">};</text:p>
      <text:p text:style-name="P168">class ConcreteFactory2 : public AbstractFactory {</text:p>
      <text:p text:style-name="P169">public:</text:p>
      <text:p text:style-name="P170"><text:s text:c="4"/>std::shared_ptr&lt;ProductA&gt; CreateProductA() override {</text:p>
      <text:p text:style-name="P171"><text:s text:c="8"/>return std::make_shared&lt;ConcreteProductA2&gt;();</text:p>
      <text:p text:style-name="P172"><text:s text:c="4"/>}</text:p>
      <text:p text:style-name="P173"><text:s text:c="4"/>std::shared_ptr&lt;ProductB&gt; CreateProductB() override {</text:p>
      <text:p text:style-name="P174"><text:s text:c="8"/>return std::make_shared&lt;ConcreteProductB2&gt;();</text:p>
      <text:p text:style-name="P175"><text:span text:style-name="T176"><text:s text:c="4"/></text:span><text:span text:style-name="T177">}</text:span></text:p>
      <text:p text:style-name="P178">};</text:p>
      <text:p text:style-name="P179">Disse noter giver en grundlæggende forståelse af designmønstrene Template Method, Strategy, Factory Method og Abstract Factory, samt deres strukturer og anvendelser i C++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hljs-keyword" style:display-name="hljs-keyword" style:family="text" style:parent-style-name="Standardskrifttypeiafsnit"/>
    <style:style style:name="hljs-title" style:display-name="hljs-title" style:family="text" style:parent-style-name="Standardskrifttypeiafsnit"/>
    <style:style style:name="hljs-function" style:display-name="hljs-function" style:family="text" style:parent-style-name="Standardskrifttypeiafsnit"/>
    <style:style style:name="hljs-type" style:display-name="hljs-type" style:family="text" style:parent-style-name="Standardskrifttypeiafsnit"/>
    <style:style style:name="hljs-params" style:display-name="hljs-params" style:family="text" style:parent-style-name="Standardskrifttypeiafsnit"/>
    <style:style style:name="hljs-built_in" style:display-name="hljs-built_in" style:family="text" style:parent-style-name="Standardskrifttypeiafsnit"/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hljs-number" style:display-name="hljs-number" style:family="text" style:parent-style-name="Standardskrifttypeiafsnit"/>
    <style:style style:name="hljs-string" style:display-name="hljs-string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14:00Z</meta:creation-date>
    <dc:date>2024-06-02T01:21:00Z</dc:date>
    <meta:template xlink:href="Normal" xlink:type="simple"/>
    <meta:editing-cycles>1</meta:editing-cycles>
    <meta:editing-duration>PT420S</meta:editing-duration>
    <meta:document-statistic meta:page-count="4" meta:paragraph-count="8" meta:word-count="585" meta:character-count="4151" meta:row-count="29" meta:non-whitespace-character-count="3574"/>
  </office:meta>
</office:document-meta>
</file>